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iod" table:style-name="ta1">
        <table:table-column table:style-name="co1" table:number-columns-repeated="2" table:default-cell-style-name="Default"/>
        <table:table-row table:style-name="ro1">
          <table:table-cell office:value-type="float" office:value="4.76">
            <text:p>4.76</text:p>
          </table:table-cell>
          <table:table-cell/>
        </table:table-row>
        <table:table-row table:style-name="ro1">
          <table:table-cell office:value-type="float" office:value="4.47">
            <text:p>4.47</text:p>
          </table:table-cell>
          <table:table-cell/>
        </table:table-row>
        <table:table-row table:style-name="ro1">
          <table:table-cell office:value-type="float" office:value="4.88">
            <text:p>4.88</text:p>
          </table:table-cell>
          <table:table-cell/>
        </table:table-row>
        <table:table-row table:style-name="ro1">
          <table:table-cell office:value-type="float" office:value="4.63">
            <text:p>4.63</text:p>
          </table:table-cell>
          <table:table-cell/>
        </table:table-row>
        <table:table-row table:style-name="ro1">
          <table:table-cell office:value-type="float" office:value="4.56">
            <text:p>4.56</text:p>
          </table:table-cell>
          <table:table-cell/>
        </table:table-row>
        <table:table-row table:style-name="ro1">
          <table:table-cell office:value-type="float" office:value="4.21">
            <text:p>4.21</text:p>
          </table:table-cell>
          <table:table-cell/>
        </table:table-row>
        <table:table-row table:style-name="ro1">
          <table:table-cell office:value-type="float" office:value="4.12">
            <text:p>4.12</text:p>
          </table:table-cell>
          <table:table-cell/>
        </table:table-row>
        <table:table-row table:style-name="ro1">
          <table:table-cell office:value-type="float" office:value="4.52">
            <text:p>4.52</text:p>
          </table:table-cell>
          <table:table-cell/>
        </table:table-row>
        <table:table-row table:style-name="ro1">
          <table:table-cell office:value-type="float" office:value="4.71">
            <text:p>4.71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4.22">
            <text:p>4.22</text:p>
          </table:table-cell>
          <table:table-cell/>
        </table:table-row>
        <table:table-row table:style-name="ro1">
          <table:table-cell table:formula="of:=AVERAGE([.A1:.A11])" office:value-type="float" office:value="4.53454545454545">
            <text:p>4.5345454545</text:p>
          </table:table-cell>
          <table:table-cell table:formula="of:=STDEV([.A1:.A11])" office:value-type="float" office:value="0.257229999664255">
            <text:p>0.2572299997</text:p>
          </table:table-cell>
        </table:table-row>
        <table:table-row table:style-name="ro1">
          <table:table-cell table:formula="of:=2*[.A12]" office:value-type="float" office:value="9.06909090909091">
            <text:p>9.0690909091</text:p>
          </table:table-cell>
          <table:table-cell table:formula="of:=2*[.B12]" office:value-type="float" office:value="0.51445999932851">
            <text:p>0.5144599993</text:p>
          </table:table-cell>
        </table:table-row>
      </table:table>
      <table:table table:name="Rot" table:style-name="ta1">
        <table:table-column table:style-name="co1" table:number-columns-repeated="2" table:default-cell-style-name="Default"/>
        <table:table-row table:style-name="ro1">
          <table:table-cell office:value-type="float" office:value="1.92">
            <text:p>1.92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1.74">
            <text:p>1.74</text:p>
          </table:table-cell>
          <table:table-cell/>
        </table:table-row>
        <table:table-row table:style-name="ro1">
          <table:table-cell office:value-type="float" office:value="1.98">
            <text:p>1.98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2.21">
            <text:p>2.21</text:p>
          </table:table-cell>
          <table:table-cell/>
        </table:table-row>
        <table:table-row table:style-name="ro1"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1.78">
            <text:p>1.78</text:p>
          </table:table-cell>
          <table:table-cell/>
        </table:table-row>
        <table:table-row table:style-name="ro1">
          <table:table-cell table:formula="of:=AVERAGE([.A1:.A11])" office:value-type="float" office:value="1.91">
            <text:p>1.91</text:p>
          </table:table-cell>
          <table:table-cell table:formula="of:=STDEV([.A1:.A11])" office:value-type="float" office:value="0.261074701953292">
            <text:p>0.261074702</text:p>
          </table:table-cell>
        </table:table-row>
      </table:table>
      <table:table table:name="Result" table:style-name="ta1">
        <table:table-column table:style-name="co1" table:number-columns-repeated="3" table:default-cell-style-name="Default"/>
        <table:table-row table:style-name="ro1">
          <table:table-cell table:formula="of:=[Period.A13]" office:value-type="float" office:value="9.06909090909091">
            <text:p>9.0690909091</text:p>
          </table:table-cell>
          <table:table-cell table:formula="of:=[Period.B13]" office:value-type="float" office:value="0.51445999932851">
            <text:p>0.5144599993</text:p>
          </table:table-cell>
          <table:table-cell table:formula="of:=[.B1]/[.A1]" office:value-type="float" office:value="0.056726744112005">
            <text:p>0.0567267441</text:p>
          </table:table-cell>
        </table:table-row>
        <table:table-row table:style-name="ro1">
          <table:table-cell table:formula="of:=[Rot.A12]" office:value-type="float" office:value="1.91">
            <text:p>1.91</text:p>
          </table:table-cell>
          <table:table-cell table:formula="of:=[Rot.B12]" office:value-type="float" office:value="0.261074701953292">
            <text:p>0.261074702</text:p>
          </table:table-cell>
          <table:table-cell table:formula="of:=[.B2]/[.A2]" office:value-type="float" office:value="0.136688325629996">
            <text:p>0.1366883256</text:p>
          </table:table-cell>
        </table:table-row>
        <table:table-row table:style-name="ro1">
          <table:table-cell table:formula="of:=[.A2]/[.A1]" office:value-type="float" office:value="0.21060545308741">
            <text:p>0.2106054531</text:p>
          </table:table-cell>
          <table:table-cell table:formula="of:=[.C3] * [.A3]" office:value-type="float" office:value="0.0311679149534914">
            <text:p>0.031167915</text:p>
          </table:table-cell>
          <table:table-cell table:formula="of:=SQRT(POWER([.C1]; 2) + POWER([.C2]; 2))" office:value-type="float" office:value="0.14799196552881">
            <text:p>0.1479919655</text:p>
          </table:table-cell>
        </table:table-row>
        <table:table-row table:style-name="ro1">
          <table:table-cell table:formula="of:=16/EXP(3/(2*[.A3]))" office:value-type="float" office:value="0.0129102464915479">
            <text:p>0.0129102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2:36:12</meta:creation-date>
    <dc:date>2013-01-27T13:20:26</dc:date>
    <meta:editing-duration>PT16M41S</meta:editing-duration>
    <meta:editing-cycles>18</meta:editing-cycles>
    <meta:generator>LibreOffice/3.5$Linux_X86_64 LibreOffice_project/350m1$Build-2</meta:generator>
    <meta:document-statistic meta:table-count="3" meta:cell-count="38" meta:object-count="0"/>
  </office:meta>
</office:document-meta>
</file>